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2" style:family="graphic" style:parent-style-name="standard">
      <style:graphic-properties draw:opacity="25%" draw:textarea-horizontal-align="justify" draw:textarea-vertical-align="middle" draw:auto-grow-height="false" draw:shadow-opacity="25%"/>
    </style:style>
    <style:style style:name="gr3" style:family="graphic" style:parent-style-name="standard">
      <style:graphic-properties draw:fill-color="#00ff00" draw:textarea-horizontal-align="justify" draw:textarea-vertical-align="middle" draw:auto-grow-height="false"/>
    </style:style>
    <style:style style:name="gr4" style:family="graphic" style:parent-style-name="standard">
      <style:graphic-properties draw:fill-color="#00b8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2" draw:layer="layout" svg:width="10.5cm" svg:height="11.5cm" svg:x="9cm" svg:y="2.5cm">
          <text:p text:style-name="P1">Visualisation</text:p>
          <draw:enhanced-geometry svg:viewBox="0 0 21600 21600" draw:type="rectangle" draw:enhanced-path="M 0 0 L 21600 0 21600 21600 0 21600 0 0 Z N"/>
        </draw:custom-shape>
        <draw:custom-shape draw:style-name="gr2" draw:text-style-name="P1" draw:id="id4" draw:layer="layout" svg:width="10.5cm" svg:height="11.5cm" svg:x="9cm" svg:y="15.5cm">
          <text:p text:style-name="P1">Compressors</text:p>
          <draw:enhanced-geometry svg:viewBox="0 0 21600 21600" draw:type="rectangle" draw:enhanced-path="M 0 0 L 21600 0 21600 21600 0 21600 0 0 Z N"/>
        </draw:custom-shape>
        <draw:custom-shape draw:style-name="gr3" draw:text-style-name="P1" draw:id="id7" draw:layer="layout" svg:width="5.5cm" svg:height="2.5cm" svg:x="1.5cm" svg:y="16cm">
          <text:p text:style-name="P1">Arithmetic Coder</text:p>
          <draw:enhanced-geometry svg:viewBox="0 0 21600 21600" draw:type="rectangle" draw:enhanced-path="M 0 0 L 21600 0 21600 21600 0 21600 0 0 Z N"/>
        </draw:custom-shape>
        <draw:custom-shape draw:style-name="gr3" draw:text-style-name="P1" draw:id="id3" draw:layer="layout" svg:width="5.5cm" svg:height="2.5cm" svg:x="1.5cm" svg:y="5cm">
          <text:p text:style-name="P1">I/O</text:p>
          <draw:enhanced-geometry svg:viewBox="0 0 21600 21600" draw:type="rectangle" draw:enhanced-path="M 0 0 L 21600 0 21600 21600 0 21600 0 0 Z N"/>
        </draw:custom-shape>
        <draw:custom-shape draw:style-name="gr4" draw:text-style-name="P1" draw:id="id1" draw:layer="layout" svg:width="5.5cm" svg:height="2.5cm" svg:x="1.5cm" svg:y="1.5cm">
          <text:p text:style-name="P1">Quantiser</text:p>
          <draw:enhanced-geometry svg:viewBox="0 0 21600 21600" draw:type="rectangle" draw:enhanced-path="M 0 0 L 21600 0 21600 21600 0 21600 0 0 Z N"/>
        </draw:custom-shape>
        <draw:custom-shape draw:style-name="gr4" draw:text-style-name="P1" draw:id="id6" draw:layer="layout" svg:width="5.5cm" svg:height="2.5cm" svg:x="1.5cm" svg:y="12cm">
          <text:p text:style-name="P1">Verifiers</text:p>
          <draw:enhanced-geometry svg:viewBox="0 0 21600 21600" draw:type="rectangle" draw:enhanced-path="M 0 0 L 21600 0 21600 21600 0 21600 0 0 Z N"/>
        </draw:custom-shape>
        <draw:custom-shape draw:style-name="gr3" draw:text-style-name="P1" draw:id="id5" draw:layer="layout" svg:width="5.5cm" svg:height="2.5cm" svg:x="1.5cm" svg:y="8.5cm">
          <text:p text:style-name="P1">Water Cluster </text:p>
          <text:p text:style-name="P1">Extracto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5cm" svg:height="1.5cm" svg:x="1.5cm" svg:y="26.5cm">
          <text:p text:style-name="P1">Keegan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5cm" svg:height="1.5cm" svg:x="1.5cm" svg:y="25cm">
          <text:p text:style-name="P1">Julia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cm" svg:height="1.5cm" svg:x="1.5cm" svg:y="23.5cm">
          <text:p text:style-name="P1">Min-Young</text:p>
          <draw:enhanced-geometry svg:viewBox="0 0 21600 21600" draw:type="rectangle" draw:enhanced-path="M 0 0 L 21600 0 21600 21600 0 21600 0 0 Z N"/>
        </draw:custom-shape>
        <draw:frame draw:style-name="gr5" draw:layer="layout" svg:width="2.61cm" svg:height="0.962cm" svg:x="2.8cm" svg:y="22cm">
          <draw:text-box>
            <text:p>Legend</text:p>
          </draw:text-box>
        </draw:frame>
        <draw:custom-shape draw:style-name="gr3" draw:text-style-name="P1" draw:layer="layout" svg:width="9.5cm" svg:height="4.5cm" svg:x="9.5cm" svg:y="16cm">
          <text:p text:style-name="P1">Interframe Compressor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.5cm" svg:height="4.5cm" svg:x="9.5cm" svg:y="22cm">
          <text:p text:style-name="P1">Intraframe Compressors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8.948cm" svg:y1="4.818cm" svg:x2="7cm" svg:y2="2.75cm" draw:end-shape="id1" draw:end-glue-point="1" svg:d="m8948 4818h-724v-2068h-1224">
          <text:p/>
        </draw:connector>
        <draw:connector draw:style-name="gr6" draw:text-style-name="P1" draw:layer="layout" draw:line-skew="0.5cm" svg:x1="9cm" svg:y1="8.25cm" svg:x2="7cm" svg:y2="6.25cm" draw:start-shape="id2" draw:start-glue-point="3" draw:end-shape="id3" draw:end-glue-point="1" svg:d="m9000 8250h-500v-2000h-1500">
          <text:p/>
        </draw:connector>
        <draw:connector draw:style-name="gr6" draw:text-style-name="P1" draw:layer="layout" svg:x1="9cm" svg:y1="21.25cm" svg:x2="7.031cm" svg:y2="3.638cm" draw:start-shape="id4" draw:start-glue-point="3" svg:d="m9000 21250h-1234v-17612h-735">
          <text:p/>
        </draw:connector>
        <draw:connector draw:style-name="gr6" draw:text-style-name="P1" draw:layer="layout" svg:x1="9cm" svg:y1="21.25cm" svg:x2="7.08cm" svg:y2="7.325cm" draw:start-shape="id4" draw:start-glue-point="3" svg:d="m9000 21250h-1210v-13925h-710">
          <text:p/>
        </draw:connector>
        <draw:connector draw:style-name="gr6" draw:text-style-name="P1" draw:layer="layout" svg:x1="8.899cm" svg:y1="9.686cm" svg:x2="7cm" svg:y2="9.75cm" draw:end-shape="id5" draw:end-glue-point="1" svg:d="m8899 9686h-699v64h-1200">
          <text:p/>
        </draw:connector>
        <draw:connector draw:style-name="gr6" draw:text-style-name="P1" draw:layer="layout" svg:x1="9cm" svg:y1="21.25cm" svg:x2="7.031cm" svg:y2="10.571cm" draw:start-shape="id4" draw:start-glue-point="3" svg:d="m9000 21250h-1234v-10679h-735">
          <text:p/>
        </draw:connector>
        <draw:connector draw:style-name="gr6" draw:text-style-name="P1" draw:layer="layout" svg:x1="9cm" svg:y1="21.25cm" svg:x2="7cm" svg:y2="13.25cm" draw:start-shape="id4" draw:start-glue-point="3" draw:end-shape="id6" draw:end-glue-point="1" svg:d="m9000 21250h-1000v-8000h-1000">
          <text:p/>
        </draw:connector>
        <draw:connector draw:style-name="gr6" draw:text-style-name="P1" draw:layer="layout" svg:x1="9cm" svg:y1="21.25cm" svg:x2="7cm" svg:y2="17.25cm" draw:start-shape="id4" draw:start-glue-point="3" draw:end-shape="id7" draw:end-glue-point="1" svg:d="m9000 21250h-1000v-4000h-1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Z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22T10:50:04</meta:creation-date>
    <dc:date>2009-10-22T20:17:34</dc:date>
    <meta:editing-duration>PT00H21M19S</meta:editing-duration>
    <meta:editing-cycles>2</meta:editing-cycles>
    <meta:generator>OpenOffice.org/3.0$Linux OpenOffice.org_project/300m15$Build-9379</meta:generator>
    <meta:document-statistic meta:object-count="21"/>
    <meta:user-defined meta:name="Info 1"/>
    <meta:user-defined meta:name="Info 2"/>
    <meta:user-defined meta:name="Info 3"/>
    <meta:user-defined meta:name="Info 4"/>
  </office:meta>
</office:document-meta>
</file>